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68478260869565" calcext:value-type="float">
            <text:p>0.66847826086956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8:48:07.505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5T20:05:13.936323700</dc:date>
    <meta:editing-duration>P1DT22H51M17S</meta:editing-duration>
    <meta:editing-cycles>72</meta:editing-cycles>
    <meta:generator>LibreOffice/25.2.1.2$Windows_X86_64 LibreOffice_project/d3abf4aee5fd705e4a92bba33a32f40bc4e56f49</meta:generator>
    <meta:document-statistic meta:table-count="1" meta:cell-count="619" meta:object-count="0"/>
  </office:meta>
</office:document-meta>
</file>